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end" style:writing-mode="rl-tb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-0.165cm" svg:height="-0.596cm" svg:x="6.535cm" svg:y="1.51cm" draw:kind="arc" draw:start-angle="180.43" draw:end-angle="0.26">
            <text:p/>
          </draw:ellipse>
          <draw:ellipse draw:style-name="gr2" draw:text-style-name="P1" draw:layer="layout" svg:width="-0.166cm" svg:height="-0.596cm" svg:x="6.37cm" svg:y="1.51cm" draw:kind="arc" draw:start-angle="180.43" draw:end-angle="0.26">
            <text:p/>
          </draw:ellipse>
          <draw:ellipse draw:style-name="gr3" draw:text-style-name="P1" draw:layer="layout" svg:width="-0.166cm" svg:height="-0.597cm" svg:x="6.205cm" svg:y="1.51cm" draw:kind="arc" draw:start-angle="180.43" draw:end-angle="0.26">
            <text:p/>
          </draw:ellipse>
          <draw:ellipse draw:style-name="gr4" draw:text-style-name="P1" draw:layer="layout" svg:width="-0.166cm" svg:height="-0.596cm" svg:x="6.04cm" svg:y="1.51cm" draw:kind="arc" draw:start-angle="180.43" draw:end-angle="0.26">
            <text:p/>
          </draw:ellipse>
          <draw:line draw:style-name="gr5" draw:text-style-name="P1" draw:layer="layout" svg:x1="5.875cm" svg:y1="1.213cm" svg:x2="5.773cm" svg:y2="1.213cm">
            <text:p/>
          </draw:line>
          <draw:line draw:style-name="gr6" draw:text-style-name="P1" draw:layer="layout" svg:x1="6.636cm" svg:y1="1.213cm" svg:x2="6.535cm" svg:y2="1.213cm">
            <text:p/>
          </draw:line>
        </draw:g>
        <draw:custom-shape draw:style-name="gr7" draw:text-style-name="P2" draw:layer="layout" svg:width="0.725cm" svg:height="0.729cm" svg:x="6.804cm" svg:y="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6.635cm" svg:y1="1.213cm" svg:x2="7.164cm" svg:y2="1.213cm">
          <text:p/>
        </draw:line>
        <draw:line draw:style-name="gr8" draw:text-style-name="P2" draw:layer="layout" svg:x1="7.158cm" svg:y1="1.21cm" svg:x2="7.158cm" svg:y2="1.447cm">
          <text:p/>
        </draw:line>
        <draw:line draw:style-name="gr8" draw:text-style-name="P2" draw:layer="layout" svg:x1="7.164cm" svg:y1="2.171cm" svg:x2="7.164cm" svg:y2="2.615cm">
          <text:p/>
        </draw:line>
        <draw:line draw:style-name="gr8" draw:text-style-name="P2" draw:layer="layout" svg:x1="5.535cm" svg:y1="2.595cm" svg:x2="7.166cm" svg:y2="2.595cm">
          <text:p/>
        </draw:line>
        <draw:line draw:style-name="gr8" draw:text-style-name="P2" draw:layer="layout" svg:x1="5.777cm" svg:y1="1.21cm" svg:x2="5.484cm" svg:y2="1.202cm">
          <text:p/>
        </draw:line>
        <draw:frame draw:style-name="gr9" draw:layer="layout" svg:width="0.645cm" svg:height="0.529cm" svg:x="5.114cm" svg:y="1.6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538cm" svg:height="0.469cm" svg:x="5.122cm" svg:y="1.2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0.538cm" svg:height="0.469cm" svg:x="5.133cm" svg:y="2.1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888cm" svg:height="0.529cm" svg:x="5.72cm" svg:y="0.20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0.576cm" svg:height="0.576cm" svg:x="5.993cm" svg:y="1.5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0" draw:text-style-name="P2" draw:layer="layout" svg:x1="5.902cm" svg:y1="1.406cm" svg:x2="6.568cm" svg:y2="1.406cm">
          <text:p/>
        </draw:line>
        <draw:frame draw:style-name="gr9" draw:layer="layout" svg:width="0.538cm" svg:height="0.469cm" svg:x="7.46cm" svg:y="0.98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0.538cm" svg:height="0.469cm" svg:x="7.484cm" svg:y="2.11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.172cm" svg:height="0.576cm" svg:x="7.453cm" svg:y="1.54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ellipse draw:style-name="gr11" draw:text-style-name="P1" draw:layer="layout" svg:width="-0.165cm" svg:height="-0.596cm" svg:x="5.718cm" svg:y="4.045cm" draw:kind="arc" draw:start-angle="180.43" draw:end-angle="0.26">
            <text:p/>
          </draw:ellipse>
          <draw:ellipse draw:style-name="gr12" draw:text-style-name="P1" draw:layer="layout" svg:width="-0.166cm" svg:height="-0.596cm" svg:x="5.553cm" svg:y="4.045cm" draw:kind="arc" draw:start-angle="180.43" draw:end-angle="0.26">
            <text:p/>
          </draw:ellipse>
          <draw:ellipse draw:style-name="gr13" draw:text-style-name="P1" draw:layer="layout" svg:width="-0.166cm" svg:height="-0.597cm" svg:x="5.388cm" svg:y="4.045cm" draw:kind="arc" draw:start-angle="180.43" draw:end-angle="0.26">
            <text:p/>
          </draw:ellipse>
          <draw:ellipse draw:style-name="gr14" draw:text-style-name="P1" draw:layer="layout" svg:width="-0.166cm" svg:height="-0.596cm" svg:x="5.223cm" svg:y="4.045cm" draw:kind="arc" draw:start-angle="180.43" draw:end-angle="0.26">
            <text:p/>
          </draw:ellipse>
          <draw:line draw:style-name="gr15" draw:text-style-name="P1" draw:layer="layout" svg:x1="5.058cm" svg:y1="3.748cm" svg:x2="4.956cm" svg:y2="3.748cm">
            <text:p/>
          </draw:line>
          <draw:line draw:style-name="gr16" draw:text-style-name="P1" draw:layer="layout" svg:x1="5.819cm" svg:y1="3.748cm" svg:x2="5.718cm" svg:y2="3.748cm">
            <text:p/>
          </draw:line>
        </draw:g>
        <draw:custom-shape draw:style-name="gr7" draw:text-style-name="P2" draw:layer="layout" svg:width="0.725cm" svg:height="0.725cm" svg:x="5.983cm" svg:y="3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5.818cm" svg:y1="3.748cm" svg:x2="6.347cm" svg:y2="3.748cm">
          <text:p/>
        </draw:line>
        <draw:line draw:style-name="gr8" draw:text-style-name="P2" draw:layer="layout" svg:x1="6.341cm" svg:y1="3.745cm" svg:x2="6.341cm" svg:y2="3.982cm">
          <text:p/>
        </draw:line>
        <draw:line draw:style-name="gr8" draw:text-style-name="P2" draw:layer="layout" svg:x1="6.347cm" svg:y1="4.706cm" svg:x2="6.347cm" svg:y2="5.15cm">
          <text:p/>
        </draw:line>
        <draw:line draw:style-name="gr8" draw:text-style-name="P2" draw:layer="layout" svg:x1="6.346cm" svg:y1="5.148cm" svg:x2="2.007cm" svg:y2="5.148cm">
          <text:p/>
        </draw:line>
        <draw:line draw:style-name="gr8" draw:text-style-name="P2" draw:layer="layout" svg:x1="4.96cm" svg:y1="3.745cm" svg:x2="3.913cm" svg:y2="3.745cm">
          <text:p/>
        </draw:line>
        <draw:frame draw:style-name="gr9" draw:layer="layout" svg:width="0.888cm" svg:height="0.529cm" svg:x="4.983cm" svg:y="3.79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layer="layout" svg:width="0.576cm" svg:height="0.576cm" svg:x="4.166cm" svg:y="2.8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0" draw:text-style-name="P2" draw:layer="layout" svg:x1="4.121cm" svg:y1="3.496cm" svg:x2="4.794cm" svg:y2="3.496cm">
          <text:p/>
        </draw:line>
        <draw:frame draw:style-name="gr9" draw:layer="layout" svg:width="0.538cm" svg:height="0.469cm" svg:x="6.643cm" svg:y="3.5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layer="layout" svg:width="0.538cm" svg:height="0.469cm" svg:x="6.667cm" svg:y="4.65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layer="layout" svg:width="1.172cm" svg:height="0.576cm" svg:x="6.636cm" svg:y="4.08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ellipse draw:style-name="gr17" draw:text-style-name="P1" draw:layer="layout" svg:width="-0.165cm" svg:height="-0.596cm" svg:x="3.81cm" svg:y="4.044cm" draw:kind="arc" draw:start-angle="180.43" draw:end-angle="0.26">
            <text:p/>
          </draw:ellipse>
          <draw:ellipse draw:style-name="gr18" draw:text-style-name="P1" draw:layer="layout" svg:width="-0.166cm" svg:height="-0.596cm" svg:x="3.645cm" svg:y="4.044cm" draw:kind="arc" draw:start-angle="180.43" draw:end-angle="0.26">
            <text:p/>
          </draw:ellipse>
          <draw:ellipse draw:style-name="gr19" draw:text-style-name="P1" draw:layer="layout" svg:width="-0.166cm" svg:height="-0.597cm" svg:x="3.48cm" svg:y="4.044cm" draw:kind="arc" draw:start-angle="180.43" draw:end-angle="0.26">
            <text:p/>
          </draw:ellipse>
          <draw:ellipse draw:style-name="gr20" draw:text-style-name="P1" draw:layer="layout" svg:width="-0.166cm" svg:height="-0.596cm" svg:x="3.315cm" svg:y="4.044cm" draw:kind="arc" draw:start-angle="180.43" draw:end-angle="0.26">
            <text:p/>
          </draw:ellipse>
          <draw:line draw:style-name="gr21" draw:text-style-name="P1" draw:layer="layout" svg:x1="3.15cm" svg:y1="3.747cm" svg:x2="3.048cm" svg:y2="3.747cm">
            <text:p/>
          </draw:line>
          <draw:line draw:style-name="gr22" draw:text-style-name="P1" draw:layer="layout" svg:x1="3.911cm" svg:y1="3.747cm" svg:x2="3.81cm" svg:y2="3.747cm">
            <text:p/>
          </draw:line>
        </draw:g>
        <draw:custom-shape draw:style-name="gr7" draw:text-style-name="P2" draw:layer="layout" svg:width="0.725cm" svg:height="0.725cm" svg:x="1.653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3.052cm" svg:y1="3.744cm" svg:x2="2.005cm" svg:y2="3.744cm">
          <text:p/>
        </draw:line>
        <draw:frame draw:style-name="gr9" draw:layer="layout" svg:width="0.645cm" svg:height="0.529cm" svg:x="4.104cm" svg:y="4.18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layer="layout" svg:width="0.538cm" svg:height="0.469cm" svg:x="0.681cm" svg:y="3.80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layer="layout" svg:width="0.538cm" svg:height="0.469cm" svg:x="0.643cm" svg:y="4.74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layer="layout" svg:width="0.833cm" svg:height="0.529cm" svg:x="3.027cm" svg:y="3.78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layer="layout" svg:width="0.538cm" svg:height="0.469cm" svg:x="4.094cm" svg:y="3.7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layer="layout" svg:width="0.538cm" svg:height="0.469cm" svg:x="4.134cm" svg:y="4.73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draw:layer="layout" svg:width="1.129cm" svg:height="0.576cm" svg:x="0.526cm" svg:y="4.243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8" draw:text-style-name="P2" draw:layer="layout" svg:x1="2.01cm" svg:y1="3.741cm" svg:x2="2.013cm" svg:y2="4.107cm">
          <text:p/>
        </draw:line>
        <draw:line draw:style-name="gr8" draw:text-style-name="P2" draw:layer="layout" svg:x1="2.01cm" svg:y1="5.142cm" svg:x2="2.01cm" svg:y2="4.837cm">
          <text:p/>
        </draw:line>
        <draw:line draw:style-name="gr10" draw:text-style-name="P2" draw:layer="layout" svg:x1="0.93cm" svg:y1="1.33cm" svg:x2="2.085cm" svg:y2="1.33cm">
          <text:p/>
        </draw:line>
        <draw:line draw:style-name="gr10" draw:text-style-name="P2" draw:layer="layout" svg:x1="2.07cm" svg:y1="1.332cm" svg:x2="2.687cm" svg:y2="1.332cm">
          <text:p/>
        </draw:line>
        <draw:line draw:style-name="gr10" draw:text-style-name="P2" draw:layer="layout" svg:x1="2.683cm" svg:y1="2.19cm" svg:x2="2.683cm" svg:y2="1.324cm">
          <text:p/>
        </draw:line>
        <draw:line draw:style-name="gr10" draw:text-style-name="P2" draw:layer="layout" svg:x1="0.93cm" svg:y1="1.33cm" svg:x2="2.68cm" svg:y2="2.185cm">
          <text:p/>
        </draw:line>
        <draw:frame draw:style-name="gr9" draw:layer="layout" svg:width="0.576cm" svg:height="0.576cm" svg:x="1.582cm" svg:y="0.65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layer="layout" svg:width="0.774cm" svg:height="0.576cm" svg:x="2.364cm" svg:y="0.70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1.172cm" svg:height="0.576cm" svg:x="1.822cm" svg:y="1.96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layer="layout" svg:width="1.594cm" svg:height="0.576cm" svg:x="2.594cm" svg:y="1.29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3" draw:text-style-name="P4" draw:layer="layout" svg:width="1.078cm" svg:height="0.911cm" svg:x="7.565cm" svg:y="0.256cm">
          <draw:text-box>
            <text:p text:style-name="P3"><text:span text:style-name="T1">الف</text:span></text:p>
          </draw:text-box>
        </draw:frame>
        <draw:frame draw:style-name="gr23" draw:text-style-name="P4" draw:layer="layout" svg:width="0.714cm" svg:height="0.911cm" svg:x="0.569cm" svg:y="0.193cm">
          <draw:text-box>
            <text:p text:style-name="P3"><text:span text:style-name="T1">با</text:span></text:p>
          </draw:text-box>
        </draw:frame>
        <draw:frame draw:style-name="gr23" draw:text-style-name="P4" draw:layer="layout" svg:width="0.769cm" svg:height="0.911cm" svg:x="7.762cm" svg:y="3.369cm">
          <draw:text-box>
            <text:p text:style-name="P3"><text:span text:style-name="T1">ج</text:span></text:p>
          </draw:text-box>
        </draw:frame>
        <draw:line draw:style-name="gr10" draw:text-style-name="P2" draw:layer="layout" svg:x1="4.876cm" svg:y1="7.262cm" svg:x2="6.031cm" svg:y2="7.262cm">
          <text:p/>
        </draw:line>
        <draw:line draw:style-name="gr10" draw:text-style-name="P2" draw:layer="layout" svg:x1="6.015cm" svg:y1="7.262cm" svg:x2="6.656cm" svg:y2="7.262cm">
          <text:p/>
        </draw:line>
        <draw:line draw:style-name="gr10" draw:text-style-name="P2" draw:layer="layout" svg:x1="6.657cm" svg:y1="8.123cm" svg:x2="6.657cm" svg:y2="7.257cm">
          <text:p/>
        </draw:line>
        <draw:line draw:style-name="gr10" draw:text-style-name="P2" draw:layer="layout" svg:x1="4.876cm" svg:y1="7.262cm" svg:x2="6.658cm" svg:y2="8.119cm">
          <text:p/>
        </draw:line>
        <draw:frame draw:style-name="gr9" draw:layer="layout" svg:width="0.576cm" svg:height="0.576cm" svg:x="5.745cm" svg:y="7.29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layer="layout" svg:width="0.774cm" svg:height="0.576cm" svg:x="5.866cm" svg:y="6.60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layer="layout" svg:width="1.172cm" svg:height="0.576cm" svg:x="6.076cm" svg:y="8.09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layer="layout" svg:width="1.594cm" svg:height="0.576cm" svg:x="6.569cm" svg:y="7.18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10" draw:text-style-name="P3" draw:layer="layout" svg:x1="6.658cm" svg:y1="7.264cm" svg:x2="6.658cm" svg:y2="6.19cm">
          <text:p/>
        </draw:line>
        <draw:line draw:style-name="gr10" draw:text-style-name="P3" draw:layer="layout" svg:x1="4.876cm" svg:y1="7.261cm" svg:x2="6.652cm" svg:y2="6.197cm">
          <text:p/>
        </draw:line>
        <draw:frame draw:style-name="gr9" draw:layer="layout" svg:width="1.539cm" svg:height="0.576cm" svg:x="6.646cm" svg:y="6.03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9" draw:layer="layout" svg:width="1.129cm" svg:height="0.576cm" svg:x="5.607cm" svg:y="5.569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3" draw:text-style-name="P4" draw:layer="layout" svg:width="0.663cm" svg:height="0.911cm" svg:x="8.013cm" svg:y="7.635cm">
          <draw:text-box>
            <text:p text:style-name="P3"><text:span text:style-name="T1">د</text:span></text:p>
          </draw:text-box>
        </draw:frame>
        <draw:line draw:style-name="gr10" draw:text-style-name="P2" draw:layer="layout" svg:x1="1.312cm" svg:y1="8.056cm" svg:x2="2.592cm" svg:y2="6.769cm">
          <text:p/>
        </draw:line>
        <draw:line draw:style-name="gr10" draw:text-style-name="P2" draw:layer="layout" svg:x1="1.314cm" svg:y1="8.057cm" svg:x2="2.485cm" svg:y2="7.297cm">
          <text:p/>
        </draw:line>
        <draw:line draw:style-name="gr10" draw:text-style-name="P2" draw:layer="layout" svg:x1="2.485cm" svg:y1="7.289cm" svg:x2="1.314cm" svg:y2="6.134cm">
          <text:p/>
        </draw:line>
        <draw:line draw:style-name="gr10" draw:text-style-name="P2" draw:layer="layout" svg:x1="1.315cm" svg:y1="8.059cm" svg:x2="3.254cm" svg:y2="8.059cm">
          <text:p/>
        </draw:line>
        <draw:frame draw:style-name="gr9" draw:layer="layout" svg:width="0.576cm" svg:height="0.576cm" svg:x="2.529cm" svg:y="6.36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0.774cm" svg:height="0.576cm" svg:x="1.962cm" svg:y="7.489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9" draw:layer="layout" svg:width="1.172cm" svg:height="0.576cm" svg:x="2.934cm" svg:y="8.113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9" draw:layer="layout" svg:width="1.594cm" svg:height="0.576cm" svg:x="2.607cm" svg:y="6.963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10" draw:text-style-name="P3" draw:layer="layout" svg:x1="3.26cm" svg:y1="8.062cm" svg:x2="2.484cm" svg:y2="7.286cm">
          <text:p/>
        </draw:line>
        <draw:line draw:style-name="gr10" draw:text-style-name="P3" draw:layer="layout" svg:x1="1.315cm" svg:y1="8.063cm" svg:x2="1.315cm" svg:y2="6.128cm">
          <text:p/>
        </draw:line>
        <draw:frame draw:style-name="gr9" draw:layer="layout" svg:width="1.539cm" svg:height="0.576cm" svg:x="1.339cm" svg:y="5.61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layer="layout" svg:width="1.129cm" svg:height="0.576cm" svg:x="0.194cm" svg:y="5.99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3" draw:text-style-name="P4" draw:layer="layout" svg:width="0.663cm" svg:height="0.911cm" svg:x="0.382cm" svg:y="7.652cm">
          <draw:text-box>
            <text:p text:style-name="P3"><text:span text:style-name="T1">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khalid khan</meta:initial-creator>
    <meta:creation-date>2011-02-25T16:05:46</meta:creation-date>
    <dc:date>2011-09-08T17:13:46</dc:date>
    <dc:creator>khalid khan</dc:creator>
    <meta:editing-duration>PT04H55M53S</meta:editing-duration>
    <meta:editing-cycles>19</meta:editing-cycles>
    <meta:generator>OpenOffice.org/3.1$Linux OpenOffice.org_project/310m19$Build-9420</meta:generator>
    <meta:document-statistic meta:object-count="9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V</math:mi>
      <math:mi>s</math:mi>
    </math:msub>
    <math:annotation math:encoding="StarMath 5.0">V_s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V</math:mi>
        <math:mo math:stretchy="false">ˆ</math:mo>
      </math:mover>
      <math:mi math:fontstyle="italic">sa</math:mi>
    </math:msub>
    <math:annotation math:encoding="StarMath 5.0">{hat V}_{sa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E</math:mi>
        <math:mo math:stretchy="false">ˆ</math:mo>
      </math:mover>
      <math:mrow>
        <math:mi math:fontstyle="italic">am</math:mi>
        <math:mi>,</math:mi>
        <math:mi>m</math:mi>
      </math:mrow>
    </math:msub>
    <math:annotation math:encoding="StarMath 5.0">{hat E}_{am,m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X</math:mi>
      <math:mi math:fontstyle="italic">sm</math:mi>
    </math:msub>
    <math:annotation math:encoding="StarMath 5.0">X_{sm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I</math:mi>
        <math:mo math:stretchy="false">ˆ</math:mo>
      </math:mover>
      <math:mi>a</math:mi>
    </math:msub>
    <math:annotation math:encoding="StarMath 5.0">{hat I}_{a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E</math:mi>
        <math:mo math:stretchy="false">ˆ</math:mo>
      </math:mover>
      <math:mrow>
        <math:mi math:fontstyle="italic">am</math:mi>
        <math:mi>,</math:mi>
        <math:mi>m</math:mi>
      </math:mrow>
    </math:msub>
    <math:annotation math:encoding="StarMath 5.0">{hat E}_{am,m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V</math:mi>
      <math:mi>s</math:mi>
    </math:msub>
    <math:annotation math:encoding="StarMath 5.0">V_s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X</math:mi>
      <math:mi math:fontstyle="italic">sg</math:mi>
    </math:msub>
    <math:annotation math:encoding="StarMath 5.0">X_{sg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over math:accent="true">
          <math:mi>I</math:mi>
          <math:mo math:stretchy="false">ˆ</math:mo>
        </math:mover>
        <math:mi>a</math:mi>
      </math:msub>
      <math:msub>
        <math:mi>X</math:mi>
        <math:mi math:fontstyle="italic">sm</math:mi>
      </math:msub>
    </math:mrow>
    <math:annotation math:encoding="StarMath 5.0">j {hat I}_{a} X_{sm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E</math:mi>
        <math:mo math:stretchy="false">ˆ</math:mo>
      </math:mover>
      <math:mrow>
        <math:mi math:fontstyle="italic">am</math:mi>
        <math:mi>,</math:mi>
        <math:mi>g</math:mi>
      </math:mrow>
    </math:msub>
    <math:annotation math:encoding="StarMath 5.0">{hat E}_{am,g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I</math:mi>
        <math:mo math:stretchy="false">ˆ</math:mo>
      </math:mover>
      <math:mi>a</math:mi>
    </math:msub>
    <math:annotation math:encoding="StarMath 5.0">{hat I}_{a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V</math:mi>
        <math:mo math:stretchy="false">ˆ</math:mo>
      </math:mover>
      <math:mi math:fontstyle="italic">sa</math:mi>
    </math:msub>
    <math:annotation math:encoding="StarMath 5.0">{hat V}_{sa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E</math:mi>
        <math:mo math:stretchy="false">ˆ</math:mo>
      </math:mover>
      <math:mrow>
        <math:mi math:fontstyle="italic">am</math:mi>
        <math:mi>,</math:mi>
        <math:mi>m</math:mi>
      </math:mrow>
    </math:msub>
    <math:annotation math:encoding="StarMath 5.0">{hat E}_{am,m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over math:accent="true">
          <math:mi>I</math:mi>
          <math:mo math:stretchy="false">ˆ</math:mo>
        </math:mover>
        <math:mi>a</math:mi>
      </math:msub>
      <math:msub>
        <math:mi>X</math:mi>
        <math:mi math:fontstyle="italic">sm</math:mi>
      </math:msub>
    </math:mrow>
    <math:annotation math:encoding="StarMath 5.0">j {hat I}_{a} X_{sm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over math:accent="true">
          <math:mi>I</math:mi>
          <math:mo math:stretchy="false">ˆ</math:mo>
        </math:mover>
        <math:mi>a</math:mi>
      </math:msub>
      <math:msub>
        <math:mi>X</math:mi>
        <math:mi math:fontstyle="italic">sg</math:mi>
      </math:msub>
    </math:mrow>
    <math:annotation math:encoding="StarMath 5.0">j {hat I}_{a} X_{sg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E</math:mi>
        <math:mo math:stretchy="false">ˆ</math:mo>
      </math:mover>
      <math:mrow>
        <math:mi math:fontstyle="italic">am</math:mi>
        <math:mi>,</math:mi>
        <math:mi>g</math:mi>
      </math:mrow>
    </math:msub>
    <math:annotation math:encoding="StarMath 5.0">{hat E}_{am,g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I</math:mi>
        <math:mo math:stretchy="false">ˆ</math:mo>
      </math:mover>
      <math:mi>a</math:mi>
    </math:msub>
    <math:annotation math:encoding="StarMath 5.0">{hat I}_{a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V</math:mi>
        <math:mo math:stretchy="false">ˆ</math:mo>
      </math:mover>
      <math:mi math:fontstyle="italic">sa</math:mi>
    </math:msub>
    <math:annotation math:encoding="StarMath 5.0">{hat V}_{sa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E</math:mi>
        <math:mo math:stretchy="false">ˆ</math:mo>
      </math:mover>
      <math:mrow>
        <math:mi math:fontstyle="italic">am</math:mi>
        <math:mi>,</math:mi>
        <math:mi>m</math:mi>
      </math:mrow>
    </math:msub>
    <math:annotation math:encoding="StarMath 5.0">{hat E}_{am,m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over math:accent="true">
          <math:mi>I</math:mi>
          <math:mo math:stretchy="false">ˆ</math:mo>
        </math:mover>
        <math:mi>a</math:mi>
      </math:msub>
      <math:msub>
        <math:mi>X</math:mi>
        <math:mi math:fontstyle="italic">sm</math:mi>
      </math:msub>
    </math:mrow>
    <math:annotation math:encoding="StarMath 5.0">j {hat I}_{a} X_{sm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over math:accent="true">
          <math:mi>I</math:mi>
          <math:mo math:stretchy="false">ˆ</math:mo>
        </math:mover>
        <math:mi>a</math:mi>
      </math:msub>
      <math:msub>
        <math:mi>X</math:mi>
        <math:mi math:fontstyle="italic">sg</math:mi>
      </math:msub>
    </math:mrow>
    <math:annotation math:encoding="StarMath 5.0">j {hat I}_{a} X_{sg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E</math:mi>
        <math:mo math:stretchy="false">ˆ</math:mo>
      </math:mover>
      <math:mrow>
        <math:mi math:fontstyle="italic">am</math:mi>
        <math:mi>,</math:mi>
        <math:mi>g</math:mi>
      </math:mrow>
    </math:msub>
    <math:annotation math:encoding="StarMath 5.0">{hat E}_{am,g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X</math:mi>
      <math:mi math:fontstyle="italic">sm</math:mi>
    </math:msub>
    <math:annotation math:encoding="StarMath 5.0">X_{sm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I</math:mi>
        <math:mo math:stretchy="false">ˆ</math:mo>
      </math:mover>
      <math:mi>a</math:mi>
    </math:msub>
    <math:annotation math:encoding="StarMath 5.0">{hat I}_{a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E</math:mi>
        <math:mo math:stretchy="false">ˆ</math:mo>
      </math:mover>
      <math:mrow>
        <math:mi math:fontstyle="italic">am</math:mi>
        <math:mi>,</math:mi>
        <math:mi>m</math:mi>
      </math:mrow>
    </math:msub>
    <math:annotation math:encoding="StarMath 5.0">{hat E}_{am,m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I</math:mi>
        <math:mo math:stretchy="false">ˆ</math:mo>
      </math:mover>
      <math:mi>a</math:mi>
    </math:msub>
    <math:annotation math:encoding="StarMath 5.0">{hat I}_{a}</math:annotation>
  </math:semantics>
</math:math>
</file>